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3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style:writing-mode="lr-tb"/>
    </style:style>
    <style:style style:name="P2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136939264" text:id="ct1136939264">
          <text:deletion>
            <office:change-info>
              <dc:creator>Bob Jacobsen</dc:creator>
              <dc:date>2010-10-10T10:46:00</dc:date>
            </office:change-info>
            <text:h text:style-name="P1" text:outline-level="1">Title</text:h>
          </text:deletion>
        </text:changed-region>
        <text:changed-region xml:id="ct1136935168" text:id="ct1136935168">
          <text:insertion>
            <office:change-info>
              <dc:creator>Bob Jacobsen</dc:creator>
              <dc:date>2010-10-10T10:46:00</dc:date>
            </office:change-info>
          </text:insertion>
        </text:changed-region>
        <text:changed-region xml:id="ct1137050256" text:id="ct113705025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2192" text:id="ct1137052192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xml:id="ct1137052016" text:id="ct1137052016">
          <text:insertion>
            <office:change-info>
              <dc:creator>Bob Jacobsen</dc:creator>
              <dc:date>2010-10-10T19:35:00</dc:date>
            </office:change-info>
          </text:insertion>
        </text:changed-region>
        <text:changed-region xml:id="ct1137052288" text:id="ct113705228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2480" text:id="ct113705248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2608" text:id="ct113705260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2768" text:id="ct113705276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2864" text:id="ct113705286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3040" text:id="ct113705304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3136" text:id="ct113705313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3296" text:id="ct113705329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3392" text:id="ct113705339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3600" text:id="ct113705360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6985696" text:id="ct113698569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3776" text:id="ct113705377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3872" text:id="ct113705387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4112" text:id="ct11370541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4208" text:id="ct113705420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4336" text:id="ct113705433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4464" text:id="ct1137054464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xml:id="ct1137054672" text:id="ct113705467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4768" text:id="ct1137054768">
          <text:insertion>
            <office:change-info>
              <dc:creator>Bob Jacobsen</dc:creator>
              <dc:date>2010-10-10T19:37:00</dc:date>
            </office:change-info>
          </text:insertion>
        </text:changed-region>
        <text:changed-region xml:id="ct1137054928" text:id="ct1137054928">
          <text:insertion>
            <office:change-info>
              <dc:creator>Bob Jacobsen</dc:creator>
              <dc:date>2011-05-31T00:09:00</dc:date>
            </office:change-info>
          </text:insertion>
        </text:changed-region>
        <text:changed-region xml:id="ct1137055024" text:id="ct1137055024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1136987424" text:id="ct1136987424">
          <text:insertion>
            <office:change-info>
              <dc:creator>Bob Jacobsen</dc:creator>
              <dc:date>2011-05-31T00:11:00</dc:date>
            </office:change-info>
          </text:insertion>
        </text:changed-region>
        <text:changed-region xml:id="ct1137055328" text:id="ct1137055328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xml:id="ct1137055424" text:id="ct1137055424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1136987696" text:id="ct1136987696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xml:id="ct1137055520" text:id="ct1137055520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1137055680" text:id="ct113705568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46080" text:id="ct113704608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7051696" text:id="ct113705169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136988384" text:id="ct1136988384">
          <text:deletion>
            <office:change-info>
              <dc:creator>Bob Jacobsen</dc:creator>
              <dc:date>2010-10-10T10:49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2047856735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136939264"/><text:change-start text:change-id="ct1136935168"/>Introduction<text:change-end text:change-id="ct1136935168"/><text:change-start text:change-id="ct1137050256"/>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107575896" text:style-name="L2">
        <text:list-item>
          <text:p text:style-name="P17">OpenLCB-CAN Message Network Standard</text:p>
        </text:list-item>
        <text:list-item>
          <text:p text:style-name="P17">OpenLCB-TCP Message Network Standard</text:p>
        </text:list-item>
      </text:list>
      <text:p text:style-name="Standard">For more information on format and presentation, see: </text:p>
      <text:list xml:id="list1494178165" text:style-name="L3">
        <text:list-item>
          <text:p text:style-name="P18">OpenLCB Common Information Technical Note</text:p>
        </text:list-item>
      </text:list>
      <text:h text:style-name="Heading_20_1" text:outline-level="1">Messages (Normative)</text:h>
      <text:h text:style-name="Heading_20_2" text:outline-level="2">Protocol Support Inquiry</text:h>
      <text:p text:style-name="Standard">Message Type Indicator: 0x32E4</text:p>
      <text:p text:style-name="Standard">Destination address present: Yes</text:p>
      <text:p text:style-name="Standard">Simple subset: Yes</text:p>
      <text:p text:style-name="Standard">Priority group: 1</text:p>
      <text:p text:style-name="Standard">Content: None</text:p>
      <text:p text:style-name="Standard">CAN frame format: 0x18dd,dsss 32 E4</text:p>
      <text:p text:style-name="Standard"><text:soft-page-break/></text:p>
      <text:h text:style-name="Heading_20_2" text:outline-level="2"><text:bookmark text:name="psr"/>Protocol Support Reply</text:h>
      <text:p text:style-name="Standard">Message Type Indicator: 0x32F4</text:p>
      <text:p text:style-name="Standard">Destination address present: Yes</text:p>
      <text:p text:style-name="Standard">Simple subset: Yes</text:p>
      <text:p text:style-name="Standard">Priority group: 1</text:p>
      <text:p text:style-name="Standard">Content: Six bytes containing bits identifying the OpenLCB protocols supported by the sending node; see Section 6 below for coding.</text:p>
      <text:p text:style-name="Standard">CAN frame format: 0x18dd,dsss 32 E4 vv vv vv vv vv vv</text:p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span text:style-name="T5">the</text:span> data bytes.</text:p>
      <text:h text:style-name="Heading_20_1" text:outline-level="1">Protocol Identification Values (Normative)</text:h>
      <text:p text:style-name="Standard">A 1 bit in a position indicates that the corresponding protocol is supported by the sending node. A 0 bit in a position indicates that the corresponding protocol is not supported by the sending node.</text:p>
      <text:p text:style-name="Standard"><text:change-end text:change-id="ct1137050256"/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3"><text:change-start text:change-id="ct1137052192"/><text:s text:c="4"/><text:change-end text:change-id="ct1137052192"/><text:change-start text:change-id="ct1137052016"/>vv vv vv vv vv vv<text:change-end text:change-id="ct1137052016"/></text:p>
          </table:table-cell>
          <table:table-cell table:style-name="Table2.B1" office:value-type="string">
            <text:p text:style-name="P13"><text:change-start text:change-id="ct1137052288"/>Protocol<text:change-end text:change-id="ct1137052288"/></text:p>
          </table:table-cell>
        </table:table-row>
        <table:table-row>
          <table:table-cell table:style-name="Table2.A2" office:value-type="string">
            <text:p text:style-name="P11"><text:change-start text:change-id="ct1137052480"/>0x80 00 00 00 00 00<text:change-end text:change-id="ct1137052480"/></text:p>
          </table:table-cell>
          <table:table-cell table:style-name="Table2.B2" office:value-type="string">
            <text:p text:style-name="P12"><text:change-start text:change-id="ct1137052608"/>Protocol Identification Protocol<text:change-end text:change-id="ct1137052608"/></text:p>
          </table:table-cell>
        </table:table-row>
        <table:table-row>
          <table:table-cell table:style-name="Table2.A2" office:value-type="string">
            <text:p text:style-name="P11"><text:change-start text:change-id="ct1137052768"/>0x40 00 00 00 00 00<text:change-end text:change-id="ct1137052768"/></text:p>
          </table:table-cell>
          <table:table-cell table:style-name="Table2.B2" office:value-type="string">
            <text:p text:style-name="P12"><text:change-start text:change-id="ct1137052864"/>Datagram Protocol<text:change-end text:change-id="ct1137052864"/></text:p>
          </table:table-cell>
        </table:table-row>
        <table:table-row>
          <table:table-cell table:style-name="Table2.A2" office:value-type="string">
            <text:p text:style-name="P11"><text:change-start text:change-id="ct1137053040"/>0x20 00 00 00 00 00<text:change-end text:change-id="ct1137053040"/></text:p>
          </table:table-cell>
          <table:table-cell table:style-name="Table2.B2" office:value-type="string">
            <text:p text:style-name="P12"><text:change-start text:change-id="ct1137053136"/>Stream Protocol<text:change-end text:change-id="ct1137053136"/></text:p>
          </table:table-cell>
        </table:table-row>
        <table:table-row>
          <table:table-cell table:style-name="Table2.A2" office:value-type="string">
            <text:p text:style-name="P11"><text:change-start text:change-id="ct1137053296"/>0x10 00 00 00 00 00<text:change-end text:change-id="ct1137053296"/></text:p>
          </table:table-cell>
          <table:table-cell table:style-name="Table2.B2" office:value-type="string">
            <text:p text:style-name="P12"><text:change-start text:change-id="ct1137053392"/>Configuration Protocol<text:change-end text:change-id="ct1137053392"/></text:p>
          </table:table-cell>
        </table:table-row>
        <table:table-row>
          <table:table-cell table:style-name="Table2.A2" office:value-type="string">
            <text:p text:style-name="P11"><text:change-start text:change-id="ct1137053600"/>0x08 00 00 00 00 00<text:change-end text:change-id="ct1137053600"/></text:p>
          </table:table-cell>
          <table:table-cell table:style-name="Table2.B2" office:value-type="string">
            <text:p text:style-name="P12"><text:change-start text:change-id="ct1136985696"/>Reservation Protocol<text:change-end text:change-id="ct1136985696"/></text:p>
          </table:table-cell>
        </table:table-row>
        <table:table-row>
          <table:table-cell table:style-name="Table2.A2" office:value-type="string">
            <text:p text:style-name="P11"><text:change-start text:change-id="ct1137053776"/>0x04 00 00 00 00 00<text:change-end text:change-id="ct1137053776"/></text:p>
          </table:table-cell>
          <table:table-cell table:style-name="Table2.B2" office:value-type="string">
            <text:p text:style-name="P12"><text:change-start text:change-id="ct1137053872"/>Display Protocol<text:change-end text:change-id="ct1137053872"/></text:p>
          </table:table-cell>
        </table:table-row>
        <table:table-row>
          <table:table-cell table:style-name="Table2.A2" office:value-type="string">
            <text:p text:style-name="P11"><text:change-start text:change-id="ct1137054112"/>0x02 00 00 00 00 00<text:change-end text:change-id="ct1137054112"/></text:p>
          </table:table-cell>
          <table:table-cell table:style-name="Table2.B2" office:value-type="string">
            <text:p text:style-name="P12"><text:change-start text:change-id="ct1137054208"/>Identification Protocol<text:change-end text:change-id="ct1137054208"/></text:p>
          </table:table-cell>
        </table:table-row>
        <table:table-row>
          <table:table-cell table:style-name="Table2.A2" office:value-type="string">
            <text:p text:style-name="P11"><text:change-start text:change-id="ct1137054336"/>0x01 00 00 00 00 00<text:change-end text:change-id="ct1137054336"/></text:p>
          </table:table-cell>
          <table:table-cell table:style-name="Table2.B2" office:value-type="string">
            <text:p text:style-name="P12"><text:change-start text:change-id="ct1137054464"/>Teaching/Learning Configuration Protocol<text:change-end text:change-id="ct1137054464"/></text:p>
          </table:table-cell>
        </table:table-row>
        <table:table-row>
          <table:table-cell table:style-name="Table2.A2" office:value-type="string">
            <text:p text:style-name="P11"><text:change-start text:change-id="ct1137054672"/>0x00 80 00 00 00 00<text:change-end text:change-id="ct1137054672"/></text:p>
          </table:table-cell>
          <table:table-cell table:style-name="Table2.B2" office:value-type="string">
            <text:p text:style-name="P12"><text:change-start text:change-id="ct1137054768"/>Remote Button Protocol<text:change-end text:change-id="ct1137054768"/></text:p>
          </table:table-cell>
        </table:table-row>
        <table:table-row>
          <table:table-cell table:style-name="Table2.A2" office:value-type="string">
            <text:p text:style-name="P11"><text:change-start text:change-id="ct1137054928"/>0x00 40 00 00 00 00<text:change-end text:change-id="ct1137054928"/></text:p>
          </table:table-cell>
          <table:table-cell table:style-name="Table2.B2" office:value-type="string">
            <text:p text:style-name="P12"><text:change-start text:change-id="ct1137055024"/>Abbreviated Default C<text:change-end text:change-id="ct1137055024"/><text:change-start text:change-id="ct1136987424"/>DI Protocol<text:change-end text:change-id="ct1136987424"/></text:p>
          </table:table-cell>
        </table:table-row>
        <table:table-row>
          <table:table-cell table:style-name="Table2.A2" office:value-type="string">
            <text:p text:style-name="P11"><text:change-start text:change-id="ct1137055328"/>0x00 00 00 00 00 08</text:p>
            <text:p text:style-name="P11">0x00 00 00 00 00 04</text:p>
            <text:p text:style-name="P11">0x00 00 00 00 00 02</text:p>
            <text:p text:style-name="P11"><text:change-end text:change-id="ct1137055328"/><text:change-start text:change-id="ct1137055424"/>0x00 00 00 00 00 0<text:change-end text:change-id="ct1137055424"/><text:change-start text:change-id="ct1136987696"/>1<text:change-end text:change-id="ct1136987696"/></text:p>
          </table:table-cell>
          <table:table-cell table:style-name="Table2.B2" office:value-type="string">
            <text:p text:style-name="P12"><text:change-start text:change-id="ct1137055520"/>Reserved for expansion to a longer protocol bit vector<text:change-end text:change-id="ct1137055520"/></text:p>
          </table:table-cell>
        </table:table-row>
        <table:table-row>
          <table:table-cell table:style-name="Table2.A2" office:value-type="string">
            <text:p text:style-name="P12"><text:change-start text:change-id="ct1137055680"/>All others<text:change-end text:change-id="ct1137055680"/></text:p>
          </table:table-cell>
          <table:table-cell table:style-name="Table2.B2" office:value-type="string">
            <text:p text:style-name="P12"><text:change-start text:change-id="ct1137046080"/>Reserved. Shall be sent as 0 and ignored upon receipt.<text:change-end text:change-id="ct1137046080"/></text:p>
          </table:table-cell>
        </table:table-row>
      </table:table>
      <text:p text:style-name="Standard"><text:change-start text:change-id="ct1137051696"/></text:p>
      <text:p text:style-name="Standard"/>
      <text:p text:style-name="Standard"><text:change-end text:change-id="ct1137051696"/><text:change text:change-id="ct113698838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4"><text:s/>1 Introduction (Informative)<text:tab/>1</text:p>
          <text:p text:style-name="P14"><text:s/>2 Intended Use (Informative)<text:tab/>1</text:p>
          <text:p text:style-name="P14"><text:s/>3 References and Context (Normative)<text:tab/>1</text:p>
          <text:p text:style-name="P14"><text:s/>4 Messages (Normative)<text:tab/>1</text:p>
          <text:p text:style-name="P15"><text:soft-page-break/><text:s/>4.1 Protocol Support Inquiry<text:tab/>1</text:p>
          <text:p text:style-name="P15"><text:s/>4.2 Protocol Support Reply<text:tab/>2</text:p>
          <text:p text:style-name="P14"><text:s/>5 Interactions (Normative)<text:tab/>2</text:p>
          <text:p text:style-name="P14"><text:s/>6 Protocol Identification Values (Normative)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1137018352" text:id="ct113701835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1137018496" text:id="ct113701849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  <text:changed-region xml:id="ct1137018624" text:id="ct1137018624">
            <text:insertion>
              <office:change-info>
                <dc:creator>Bob Jacobsen</dc:creator>
                <dc:date>2010-10-10T10:47:00</dc:date>
              </office:change-info>
            </text:insertion>
          </text:changed-region>
        </text:tracked-changes>
        <text:p text:style-name="MP1"><draw:custom-shape text:anchor-type="char" draw:z-index="3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137018352"/><text:change-start text:change-id="ct1137018496"/>OpenLCB <text:change-end text:change-id="ct1137018496"/><text:change-start text:change-id="ct1137018624"/>Protocol Identification Protocol Standard<text:change-end text:change-id="ct1137018624"/></text:p>
      </style:header>
      <style:footer>
        <text:tracked-changes>
          <text:changed-region xml:id="ct1137022592" text:id="ct113702259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1136994016" text:id="ct1136994016">
            <text:insertion>
              <office:change-info>
                <dc:creator>Bob Jacobsen</dc:creator>
                <dc:date>2011-07-23T20:07:00</dc:date>
              </office:change-info>
            </text:insertion>
          </text:changed-region>
        </text:tracked-changes>
        <text:p text:style-name="MP4"><text:change text:change-id="ct1137022592"/><text:change-start text:change-id="ct1136994016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1136994016"/><text:span text:style-name="MT3"><text:tab/>Page </text:span><text:span text:style-name="Page_20_Number"><text:span text:style-name="MT3"><text:page-number text:select-page="current">3</text:page-number></text:span></text:span><text:span text:style-name="Page_20_Number"><text:span text:style-name="MT3"> of </text:span></text:span><text:span text:style-name="Page_20_Number"><text:span text:style-name="MT3"><text:page-count style:num-format="1">4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7-23T20:07:59">7/23/2011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137033328" text:id="ct113703332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1137026288" text:id="ct113702628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1137015216" text:id="ct1137015216">
            <text:insertion>
              <office:change-info>
                <dc:creator>Bob Jacobsen</dc:creator>
                <dc:date>2010-10-10T10:52:00</dc:date>
              </office:change-info>
            </text:insertion>
          </text:changed-region>
          <text:changed-region xml:id="ct1137031968" text:id="ct1137031968">
            <text:deletion>
              <office:change-info>
                <dc:creator>Bob Jacobsen</dc:creator>
                <dc:date>2010-10-10T10:46:00</dc:date>
              </office:change-info>
              <text:p text:style-name="MP7">(title)</text:p>
            </text:deletion>
          </text:changed-region>
          <text:changed-region xml:id="ct1137032096" text:id="ct1137032096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xml:id="ct1137024448" text:id="ct113702444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1137024736" text:id="ct1137024736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xml:id="ct1137024832" text:id="ct1137024832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1137024928" text:id="ct1137024928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137033328"/><text:change-start text:change-id="ct1137026288"/>OpenLCB <text:change-end text:change-id="ct1137026288"/><text:change-start text:change-id="ct1137015216"/>Standard<text:change-end text:change-id="ct113701521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137031968"/><text:change-start text:change-id="ct1137032096"/>Protocol Identification Protocol<text:change-end text:change-id="ct113703209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137024448"/><text:change-start text:change-id="ct1137024736"/><text:date style:data-style-name="N75" text:date-value="2011-07-23T20:07:59">Jul 23, 2011</text:date><text:change-end text:change-id="ct1137024736"/></text:p>
            </table:table-cell>
            <table:table-cell table:style-name="Table1.C1" office:value-type="string">
              <text:p text:style-name="MP7"><text:change text:change-id="ct1137024832"/><text:change-start text:change-id="ct1137024928"/>Preliminary<text:change-end text:change-id="ct1137024928"/></text:p>
            </table:table-cell>
          </table:table-row>
        </table:table>
        <text:p text:style-name="Header"/>
      </style:header>
      <style:footer>
        <text:tracked-changes>
          <text:changed-region xml:id="ct1227884576" text:id="ct1227884576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Copyright 20</text:span></text:p>
            </text:deletion>
          </text:changed-region>
          <text:changed-region xml:id="ct1155613616" text:id="ct115561361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1431077456" text:id="ct1431077456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1155617600" text:id="ct115561760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1228100016" text:id="ct1228100016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and A. Shepherd</text:span></text:p>
            </text:deletion>
          </text:changed-region>
          <text:changed-region xml:id="ct1228099888" text:id="ct1228099888">
            <text:insertion>
              <office:change-info>
                <dc:creator>Bob Jacobsen</dc:creator>
                <dc:date>2011-07-23T20:07:00</dc:date>
              </office:change-info>
            </text:insertion>
          </text:changed-region>
        </text:tracked-changes>
        <text:p text:style-name="MP8"><text:change text:change-id="ct1227884576"/><text:change text:change-id="ct1155613616"/><text:change text:change-id="ct1431077456"/><text:change text:change-id="ct1155617600"/><text:change text:change-id="ct1228100016"/><text:change-start text:change-id="ct122809988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1228099888"/><text:span text:style-name="MT5"><text:tab/></text:span><text:span text:style-name="MT6">Page </text:span><text:span text:style-name="Page_20_Number"><text:span text:style-name="MT6"><text:page-number text:select-page="current">3</text:page-number></text:span></text:span><text:span text:style-name="Page_20_Number"><text:span text:style-name="MT6"> of </text:span></text:span><text:span text:style-name="Page_20_Number"><text:span text:style-name="MT6"><text:page-count style:num-format="1">4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1-07-23T20:07:59">7/23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Protocol Identification Protocol Standard</dc:title>
    <meta:initial-creator>Alex Shepherd</meta:initial-creator>
    <meta:creation-date>2009-01-22T07:11:27</meta:creation-date>
    <meta:editing-cycles>96</meta:editing-cycles>
    <meta:editing-duration>PT13H20M25S</meta:editing-duration>
    <meta:generator>OpenOffice.org/3.3$Unix OpenOffice.org_project/330m20$Build-9567</meta:generator>
    <dc:date>2011-07-23T20:07:59</dc:date>
    <dc:creator>Bob Jacobsen</dc:creator>
    <meta:keyword>OpenLCB Protocol Identification</meta:keyword>
    <meta:document-statistic meta:table-count="2" meta:image-count="1" meta:object-count="0" meta:page-count="4" meta:paragraph-count="94" meta:word-count="649" meta:character-count="4014"/>
    <meta:user-defined meta:name="Info 1"/>
    <meta:user-defined meta:name="Info 2"/>
    <meta:user-defined meta:name="Info 3"/>
    <meta:user-defined meta:name="Info 4"/>
  </office:meta>
</office:document-meta>
</file>